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4204BD2C8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9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989cm" svg:height="21.369cm" svg:x="2.3cm" svg:y="-1.9cm">
          <draw:image xlink:href="Pictures/1000020100000330000004204BD2C8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7-27T18:17:58.79</dc:date>
    <dc:creator>John Lewis</dc:creator>
    <meta:generator>OpenOffice/4.1.7$Win32 OpenOffice.org_project/417m1$Build-9800</meta:generator>
    <meta:editing-duration>PT32S</meta:editing-duration>
    <meta:editing-cycles>1</meta:editing-cycles>
    <meta:document-statistic meta:object-count="1"/>
  </office:meta>
</office:document-meta>
</file>